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fo:min-height="0.05cm" fo:min-width="11.1cm"/>
    </style:style>
    <style:style style:name="gr2" style:family="graphic" style:parent-style-name="standard">
      <style:graphic-properties draw:fill="solid" draw:fill-color="#8f93c7" draw:textarea-horizontal-align="justify" draw:textarea-vertical-align="middle" draw:auto-grow-height="false" fo:min-height="0.05cm" fo:min-width="1.1cm"/>
    </style:style>
    <style:style style:name="gr3" style:family="graphic" style:parent-style-name="standard">
      <style:graphic-properties draw:fill="solid" draw:fill-color="#f3715a" draw:textarea-horizontal-align="justify" draw:textarea-vertical-align="middle" draw:auto-grow-height="false" fo:min-height="0.05cm" fo:min-width="3.4cm"/>
    </style:style>
    <style:style style:name="gr4" style:family="graphic" style:parent-style-name="standard">
      <style:graphic-properties draw:fill="solid" draw:fill-color="#fff200" draw:textarea-horizontal-align="justify" draw:textarea-vertical-align="middle" draw:auto-grow-height="false" fo:min-height="0.05cm" fo:min-width="3.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15cm" fo:min-width="0.5cm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 fo:min-height="0.05cm" fo:min-width="7.124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fill-color="#999999" draw:textarea-horizontal-align="justify" draw:textarea-vertical-align="middle" draw:auto-grow-height="false" fo:min-height="0cm" fo:min-width="7.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5cm" draw:marker-end-width="0.5cm" draw:fill="none" draw:fill-color="#999999" draw:textarea-horizontal-align="justify" draw:textarea-vertical-align="middle" draw:auto-grow-height="false" fo:min-height="0cm" fo:min-width="5.524cm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 fo:min-height="0.05cm" fo:min-width="5.648cm"/>
    </style:style>
    <style:style style:name="gr10" style:family="graphic" style:parent-style-name="standard">
      <style:graphic-properties draw:fill="solid" draw:fill-color="#f3715a" draw:textarea-horizontal-align="justify" draw:textarea-vertical-align="middle" draw:auto-grow-height="false" fo:min-height="0.05cm" fo:min-width="1.848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fill-color="#999999" draw:textarea-horizontal-align="justify" draw:textarea-vertical-align="middle" draw:auto-grow-height="false" fo:min-height="0cm" fo:min-width="5.548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5cm" draw:marker-end-width="0.5cm" draw:fill="none" draw:fill-color="#999999" draw:textarea-horizontal-align="justify" draw:textarea-vertical-align="middle" draw:auto-grow-height="false" fo:min-height="0cm" fo:min-width="5.6cm" fo:padding-top="0.175cm" fo:padding-bottom="0.175cm" fo:padding-left="0.3cm" fo:padding-right="0.3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15cm" fo:min-width="0cm"/>
    </style:style>
    <style:style style:name="P1" style:family="paragraph">
      <loext:graphic-properties draw:fill="solid" draw:fill-color="#999999"/>
      <style:paragraph-properties fo:text-align="center"/>
    </style:style>
    <style:style style:name="P2" style:family="paragraph">
      <loext:graphic-properties draw:fill="solid" draw:fill-color="#8f93c7"/>
      <style:paragraph-properties fo:text-align="center"/>
    </style:style>
    <style:style style:name="P3" style:family="paragraph">
      <loext:graphic-properties draw:fill="solid" draw:fill-color="#f3715a"/>
      <style:paragraph-properties fo:text-align="center"/>
    </style:style>
    <style:style style:name="P4" style:family="paragraph">
      <loext:graphic-properties draw:fill="solid" draw:fill-color="#fff2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7" style:family="paragraph">
      <loext:graphic-properties draw:fill="none" draw:fill-color="#999999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6cm" svg:height="0.3cm" svg:x="3cm" svg:y="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6cm" svg:height="0.3cm" svg:x="3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6cm" svg:height="0.3cm" svg:x="3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1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0.3cm" svg:x="10.7cm" svg:y="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9cm" svg:height="0.3cm" svg:x="3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0.3cm" svg:x="10.7cm" svg:y="2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0.3cm" svg:x="6.8cm" svg:y="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0.4cm" svg:x="15.3cm" svg:y="1.9cm">
          <text:p text:style-name="P5"><text:span text:style-name="T1">548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0.4cm" svg:x="15.3cm" svg:y="2.8cm">
          <text:p text:style-name="P5"><text:span text:style-name="T1">652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624cm" svg:height="0.3cm" svg:x="2.976cm" svg:y="3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.9cm" svg:height="0.3cm" svg:x="6.776cm" svg:y="3.67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0.4cm" svg:x="15.276cm" svg:y="3.676cm">
          <text:p text:style-name="P5"><text:span text:style-name="T1">659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13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9.1cm" svg:y="2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7cm" svg:height="0.3cm" svg:x="3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9.1cm" svg:y="3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124cm" svg:height="0.3cm" svg:x="2.976cm" svg:y="3.6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13cm" svg:y="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7.7cm" svg:height="0.3cm" svg:x="6.9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0.3cm" svg:x="9.098cm" svg:y="5.2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11.411cm" svg:y="5.2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148cm" svg:height="0.3cm" svg:x="2.952cm" svg:y="4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348cm" svg:height="0.3cm" svg:x="6.752cm" svg:y="4.4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0.4cm" svg:x="15.252cm" svg:y="4.452cm">
          <text:p text:style-name="P5"><text:span text:style-name="T1">6597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6.148cm" svg:height="0.3cm" svg:x="2.952cm" svg:y="4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148cm" svg:height="0.3cm" svg:x="2.952cm" svg:y="5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2.348cm" svg:height="0.3cm" svg:x="6.752cm" svg:y="5.2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2cm" svg:height="0.3cm" svg:x="6.8cm" svg:y="5.2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9cm" svg:height="0.3cm" svg:x="9.09cm" svg:y="6.1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cm" svg:height="0.3cm" svg:x="11.403cm" svg:y="6.1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348cm" svg:height="0.3cm" svg:x="6.753cm" svg:y="6.15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cm" svg:height="0.4cm" svg:x="1.8cm" svg:y="1.9cm">
          <text:p text:style-name="P5"><text:span text:style-name="T1">1: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cm" svg:height="0.4cm" svg:x="1.8cm" svg:y="2.7cm">
          <text:p text:style-name="P5"><text:span text:style-name="T1">2: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cm" svg:height="0.4cm" svg:x="1.8cm" svg:y="3.6cm">
          <text:p text:style-name="P5"><text:span text:style-name="T1">3: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cm" svg:height="0.4cm" svg:x="1.8cm" svg:y="4.3cm">
          <text:p text:style-name="P5"><text:span text:style-name="T1">4: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cm" svg:height="0.4cm" svg:x="1.8cm" svg:y="5.2cm">
          <text:p text:style-name="P5"><text:span text:style-name="T1">5: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cm" svg:height="0.4cm" svg:x="1.8cm" svg:y="6.1cm">
          <text:p text:style-name="P5"><text:span text:style-name="T1">6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ickinbotham</meta:initial-creator>
    <meta:creation-date>2020-08-20T15:12:55.539990925</meta:creation-date>
    <dc:date>2020-10-09T12:11:28.434811143</dc:date>
    <dc:creator>Simon Hickinbotham</dc:creator>
    <meta:editing-duration>PT13M12S</meta:editing-duration>
    <meta:editing-cycles>3</meta:editing-cycles>
    <meta:generator>LibreOffice/6.0.7.3$Linux_X86_64 LibreOffice_project/00m0$Build-3</meta:generator>
    <meta:document-statistic meta:object-count="38"/>
  </office:meta>
</office:document-meta>
</file>